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dash" draw:stroke-dash="Fine_20_Dashe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4cm" svg:height="1.4cm" svg:x="18cm" svg:y="1cm">
          <text:p text:style-name="P1"><text:span text:style-name="T1">Delivered force-fitted 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cm" svg:height="1.4cm" svg:x="1cm" svg:y="17.5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4cm" svg:height="1.4cm" svg:x="1cm" svg:y="14.5cm">
          <text:p text:style-name="P1"><text:span text:style-name="T1">Have bearing 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4cm" svg:height="1.4cm" svg:x="25.2cm" svg:y="5cm">
          <text:p text:style-name="P1"><text:span text:style-name="T1">Dropped force-fitted</text:span><text:span text:style-name="T1"> 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4cm" svg:height="1.4cm" svg:x="25.2cm" svg:y="8cm">
          <text:p text:style-name="P1"><text:span text:style-name="T1">At delivery bo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3.7cm" svg:y1="15.9cm" svg:x2="3.7cm" svg:y2="17.5cm" draw:start-shape="id1" draw:start-glue-point="2" draw:end-shape="id2" draw:end-glue-point="0" svg:d="M3700 15900v501 598 501" svg:viewBox="0 0 1 1601">
          <text:p/>
        </draw:connector>
        <draw:connector draw:style-name="gr2" draw:text-style-name="P3" draw:layer="layout" draw:type="lines" svg:x1="9.4cm" svg:y1="12.5cm" svg:x2="3.7cm" svg:y2="14.5cm" draw:start-shape="id3" draw:start-glue-point="2" draw:end-shape="id1" draw:end-glue-point="0" svg:d="M9400 12500v501l-5700 998v501" svg:viewBox="0 0 5701 2001">
          <text:p/>
        </draw:connector>
        <draw:connector draw:style-name="gr2" draw:text-style-name="P3" draw:layer="layout" draw:type="lines" svg:x1="20.7cm" svg:y1="2.4cm" svg:x2="27.9cm" svg:y2="5cm" draw:start-shape="id4" draw:start-glue-point="2" draw:end-shape="id5" draw:end-glue-point="0" svg:d="M20700 2400v501l7200 1598v501" svg:viewBox="0 0 7201 2601">
          <text:p/>
        </draw:connector>
        <draw:connector draw:style-name="gr2" draw:text-style-name="P3" draw:layer="layout" draw:type="lines" svg:x1="27.9cm" svg:y1="6.4cm" svg:x2="27.9cm" svg:y2="8cm" draw:start-shape="id5" draw:start-glue-point="2" draw:end-shape="id6" svg:d="M27900 6400v501 598 501" svg:viewBox="0 0 1 1601">
          <text:p/>
        </draw:connector>
        <draw:custom-shape draw:style-name="gr1" draw:text-style-name="P2" xml:id="id7" draw:id="id7" draw:layer="layout" svg:width="5.4cm" svg:height="1.4cm" svg:x="12.3cm" svg:y="14.5cm">
          <text:p text:style-name="P1"><text:span text:style-name="T1">Have fitting a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4cm" svg:height="1.4cm" svg:x="12.3cm" svg:y="17.5cm">
          <text:p text:style-name="P1"><text:span text:style-name="T1">At aid tra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15.9cm" svg:x2="15cm" svg:y2="17.5cm" draw:start-shape="id7" draw:start-glue-point="2" draw:end-shape="id8" draw:end-glue-point="0" svg:d="M15000 15900v1600" svg:viewBox="0 0 1 1601">
          <text:p/>
        </draw:connector>
        <draw:custom-shape draw:style-name="gr1" draw:text-style-name="P2" xml:id="id3" draw:id="id3" draw:layer="layout" svg:width="5.4cm" svg:height="1.4cm" svg:x="6.7cm" svg:y="11.1cm">
          <text:p text:style-name="P1"><text:span text:style-name="T1">Having assembled box and axle</text:span></text:p>
          <text:p text:style-name="P1"><text:span text:style-name="T1">inside a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4cm" svg:height="1.4cm" svg:x="6.7cm" svg:y="14.5cm">
          <text:p text:style-name="P1"><text:span text:style-name="T1">Have axle 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4cm" svg:height="1.4cm" svg:x="6.7cm" svg:y="17.5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cm" svg:y1="15.9cm" svg:x2="9.4cm" svg:y2="17.5cm" draw:start-shape="id9" draw:start-glue-point="2" draw:end-shape="id10" svg:d="M9400 15900v1600" svg:viewBox="0 0 1 1601">
          <text:p/>
        </draw:connector>
        <draw:connector draw:style-name="gr2" draw:text-style-name="P3" draw:layer="layout" draw:type="lines" svg:x1="9.4cm" svg:y1="14.5cm" svg:x2="9.4cm" svg:y2="12.5cm" draw:start-shape="id9" draw:start-glue-point="0" draw:end-shape="id3" draw:end-glue-point="2" svg:d="M9400 14500v-501-998-501" svg:viewBox="0 0 1 2001">
          <text:p/>
        </draw:connector>
        <draw:connector draw:style-name="gr2" draw:text-style-name="P3" draw:layer="layout" draw:type="lines" svg:x1="15cm" svg:y1="14.5cm" svg:x2="9.4cm" svg:y2="12.5cm" draw:start-shape="id7" draw:start-glue-point="0" draw:end-shape="id3" draw:end-glue-point="2" svg:d="M15000 14500v-501l-5600-998v-501" svg:viewBox="0 0 5601 2001">
          <text:p/>
        </draw:connector>
        <draw:custom-shape draw:style-name="gr1" draw:text-style-name="P2" xml:id="id11" draw:id="id11" draw:layer="layout" svg:width="5.4cm" svg:height="1.4cm" svg:x="11.6cm" svg:y="5cm">
          <text:p text:style-name="P1"><text:span text:style-name="T1">Have force-fitted</text:span></text:p>
          <text:p text:style-name="P1"><text:span text:style-name="T1">bearing bo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4.3cm" svg:y1="6.4cm" svg:x2="9.4cm" svg:y2="11.1cm" draw:start-shape="id11" draw:start-glue-point="2" draw:end-shape="id3" draw:end-glue-point="0" svg:d="M14300 6400v501l-4900 3698v501" svg:viewBox="0 0 4901 4701">
          <text:p/>
        </draw:connector>
        <draw:connector draw:style-name="gr2" draw:text-style-name="P3" draw:layer="layout" draw:type="lines" svg:x1="20.7cm" svg:y1="2.4cm" svg:x2="14.3cm" svg:y2="5cm" draw:start-shape="id4" draw:start-glue-point="2" draw:end-shape="id11" draw:end-glue-point="0" svg:d="M20700 2400v501l-6400 1598v501" svg:viewBox="0 0 6401 2601">
          <text:p/>
        </draw:connector>
        <draw:custom-shape draw:style-name="gr1" draw:text-style-name="P2" xml:id="id12" draw:id="id12" draw:layer="layout" svg:width="5.4cm" svg:height="1.4cm" svg:x="18.5cm" svg:y="11.1cm">
          <text:p text:style-name="P1"><text:span text:style-name="T1">Loaded force-fitting machi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4.3cm" svg:y1="6.4cm" svg:x2="21.2cm" svg:y2="11.1cm" draw:start-shape="id11" draw:start-glue-point="2" draw:end-shape="id12" draw:end-glue-point="0" svg:d="M14300 6400v501l6900 3698v501" svg:viewBox="0 0 6901 4701">
          <text:p/>
        </draw:connector>
        <draw:custom-shape draw:style-name="gr1" draw:text-style-name="P2" xml:id="id13" draw:id="id13" draw:layer="layout" svg:width="5.4cm" svg:height="1.4cm" svg:x="18.5cm" svg:y="14.5cm">
          <text:p text:style-name="P1"><text:span text:style-name="T1">At force-fitting machi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21.2cm" svg:y1="12.5cm" svg:x2="21.2cm" svg:y2="14.5cm" draw:start-shape="id12" draw:start-glue-point="2" draw:end-shape="id13" draw:end-glue-point="0" svg:d="M21200 12500v501 998 501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0:24:03.487211139</meta:creation-date>
    <dc:date>2016-12-28T10:52:41.680222453</dc:date>
    <meta:editing-duration>PT28M38S</meta:editing-duration>
    <meta:editing-cycles>1</meta:editing-cycles>
    <meta:document-statistic meta:object-count="25"/>
    <meta:generator>LibreOffice/5.1.6.2.0$Linux_X86_64 LibreOffice_project/10$Build-2</meta:generator>
  </office:meta>
</office:document-meta>
</file>